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3e288" officeooo:paragraph-rsid="0013e288"/>
    </style:style>
    <style:style style:name="P2" style:family="paragraph" style:parent-style-name="Standard">
      <style:paragraph-properties fo:text-align="start" style:justify-single-word="false"/>
      <style:text-properties officeooo:rsid="0013e288" officeooo:paragraph-rsid="0013e288"/>
    </style:style>
    <style:style style:name="P3" style:family="paragraph" style:parent-style-name="Standard">
      <style:paragraph-properties fo:text-align="start" style:justify-single-word="false"/>
      <style:text-properties officeooo:rsid="00208d3a" officeooo:paragraph-rsid="0027df31"/>
    </style:style>
    <style:style style:name="P4" style:family="paragraph" style:parent-style-name="Standard">
      <style:text-properties fo:font-weight="bold" officeooo:rsid="00208d3a" officeooo:paragraph-rsid="002eb2d5" style:font-weight-asian="bold" style:font-weight-complex="bold"/>
    </style:style>
    <style:style style:name="P5" style:family="paragraph" style:parent-style-name="Standard">
      <style:text-properties fo:font-weight="bold" officeooo:rsid="0035f752" officeooo:paragraph-rsid="0035f752" style:font-weight-asian="bold" style:font-weight-complex="bold"/>
    </style:style>
    <style:style style:name="P6" style:family="paragraph" style:parent-style-name="Standard">
      <style:text-properties fo:font-weight="bold" officeooo:rsid="0037e41d" officeooo:paragraph-rsid="0037e41d" style:font-weight-asian="bold" style:font-weight-complex="bold"/>
    </style:style>
    <style:style style:name="P7" style:family="paragraph" style:parent-style-name="Standard">
      <style:text-properties fo:font-weight="bold" officeooo:rsid="003ad378" officeooo:paragraph-rsid="003ad378" style:font-weight-asian="bold" style:font-weight-complex="bold"/>
    </style:style>
    <style:style style:name="P8" style:family="paragraph" style:parent-style-name="Standard">
      <style:text-properties officeooo:rsid="00312eb8" officeooo:paragraph-rsid="00312eb8"/>
    </style:style>
    <style:style style:name="P9" style:family="paragraph" style:parent-style-name="Standard">
      <style:text-properties officeooo:rsid="0035f752" officeooo:paragraph-rsid="0035f752"/>
    </style:style>
    <style:style style:name="P10" style:family="paragraph" style:parent-style-name="Standard">
      <style:text-properties officeooo:rsid="0037e41d" officeooo:paragraph-rsid="0037e41d"/>
    </style:style>
    <style:style style:name="P11" style:family="paragraph" style:parent-style-name="Standard">
      <style:text-properties officeooo:rsid="003ad378" officeooo:paragraph-rsid="003ad378"/>
    </style:style>
    <style:style style:name="P12" style:family="paragraph" style:parent-style-name="Standard">
      <style:text-properties officeooo:rsid="004036a0" officeooo:paragraph-rsid="004036a0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officeooo:rsid="001ccba7" officeooo:paragraph-rsid="001ccba7"/>
    </style:style>
    <style:style style:name="P15" style:family="paragraph" style:parent-style-name="Table_20_Contents">
      <style:paragraph-properties fo:text-align="start" style:justify-single-word="false"/>
      <style:text-properties fo:font-weight="bold" officeooo:rsid="001ccba7" officeooo:paragraph-rsid="001ccba7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officeooo:rsid="001e3e0c" officeooo:paragraph-rsid="001e3e0c"/>
    </style:style>
    <style:style style:name="P17" style:family="paragraph" style:parent-style-name="Table_20_Contents">
      <style:paragraph-properties fo:text-align="start" style:justify-single-word="false"/>
      <style:text-properties officeooo:rsid="00269e26" officeooo:paragraph-rsid="00269e26"/>
    </style:style>
    <style:style style:name="P18" style:family="paragraph" style:parent-style-name="Standard">
      <style:text-properties officeooo:rsid="004036a0" officeooo:paragraph-rsid="003ad378"/>
    </style:style>
    <style:style style:name="T1" style:family="text">
      <style:text-properties officeooo:rsid="00301f82"/>
    </style:style>
    <style:style style:name="T2" style:family="text">
      <style:text-properties officeooo:rsid="00337ee2"/>
    </style:style>
    <style:style style:name="T3" style:family="text">
      <style:text-properties officeooo:rsid="00389cec"/>
    </style:style>
    <style:style style:name="T4" style:family="text">
      <style:text-properties officeooo:rsid="003bad4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1f3ad" style:font-weight-asian="bold" style:font-weight-complex="bold"/>
    </style:style>
    <style:style style:name="T7" style:family="text">
      <style:text-properties officeooo:rsid="0041f3a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xpressions</text:p>
      <text:p text:style-name="P1">by Sven Nilsen</text:p>
      <text:p text:style-name="P2"/>
      <text:p text:style-name="P2"/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>Letter</text:p>
          </table:table-cell>
          <table:table-cell table:style-name="Table1.A1" office:value-type="string">
            <text:p text:style-name="P15">Description</text:p>
          </table:table-cell>
          <table:table-cell table:style-name="Table1.C1" office:value-type="string">
            <text:p text:style-name="P15">Example</text:p>
          </table:table-cell>
        </table:table-row>
        <table:table-row>
          <table:table-cell table:style-name="Table1.A2" office:value-type="string">
            <text:p text:style-name="P13"><draw:frame draw:style-name="fr1" draw:name="Object1" text:anchor-type="as-char" svg:y="-0.1484in" svg:width="0.2102in" svg:height="0.1839in" draw:z-index="7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1.A2" office:value-type="string">
            <text:p text:style-name="P17">Function (pointer)</text:p>
          </table:table-cell>
          <table:table-cell table:style-name="Table1.C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><draw:frame draw:style-name="fr1" draw:name="Object5" text:anchor-type="as-char" svg:y="-0.1484in" svg:width="0.2075in" svg:height="0.1839in" draw:z-index="8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1.A2" office:value-type="string">
            <text:p text:style-name="P14">Value</text:p>
          </table:table-cell>
          <table:table-cell table:style-name="Table1.C2" office:value-type="string">
            <text:p text:style-name="P13"><draw:frame draw:style-name="fr1" draw:name="Object6" text:anchor-type="as-char" svg:y="-0.1484in" svg:width="0.3965in" svg:height="0.2091in" draw:z-index="9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3"><draw:frame draw:style-name="fr1" draw:name="Object9" text:anchor-type="as-char" svg:y="-0.1528in" svg:width="0.2098in" svg:height="0.2047in" draw:z-index="0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le1.A2" office:value-type="string">
            <text:p text:style-name="P16">Address by index</text:p>
          </table:table-cell>
          <table:table-cell table:style-name="Table1.C2" office:value-type="string">
            <text:p text:style-name="P13"><draw:frame draw:style-name="fr1" draw:name="Object10" text:anchor-type="as-char" svg:y="-0.1528in" svg:width="0.3382in" svg:height="0.2134in" draw:z-index="1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3"><draw:frame draw:style-name="fr1" draw:name="Object7" text:anchor-type="as-char" svg:y="-0.1484in" svg:width="0.1846in" svg:height="0.1839in" draw:z-index="2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1.A2" office:value-type="string">
            <text:p text:style-name="P14">String</text:p>
          </table:table-cell>
          <table:table-cell table:style-name="Table1.C2" office:value-type="string">
            <text:p text:style-name="P13"><draw:frame draw:style-name="fr1" draw:name="Object8" text:anchor-type="as-char" svg:y="-0.1484in" svg:width="0.3134in" svg:height="0.2091in" draw:z-index="3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3"><draw:frame draw:style-name="fr1" draw:name="Object11" text:anchor-type="as-char" svg:y="-0.1484in" svg:width="0.1953in" svg:height="0.1839in" draw:z-index="4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e1.A2" office:value-type="string">
            <text:p text:style-name="P16">Type</text:p>
          </table:table-cell>
          <table:table-cell table:style-name="Table1.C2" office:value-type="string">
            <text:p text:style-name="P13"><draw:frame draw:style-name="fr1" draw:name="Object12" text:anchor-type="as-char" svg:y="-0.1484in" svg:width="0.3846in" svg:height="0.2091in" draw:z-index="5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</table:table>
      <text:p text:style-name="P2"/>
      <text:p text:style-name="P3">I have an idea of a flat list containing all the data.</text:p>
      <text:p text:style-name="P2"/>
      <text:p text:style-name="P2"><draw:frame draw:style-name="fr1" draw:name="Object14" text:anchor-type="as-char" svg:y="-1.3102in" svg:width="5.7307in" svg:height="2.5862in" draw:z-index="6"><draw:object xlink:href="./Object 1" xlink:type="simple" xlink:show="embed" xlink:actuate="onLoad"/><draw:image xlink:href="./ObjectReplacements/Object 1" xlink:type="simple" xlink:show="embed" xlink:actuate="onLoad"/></draw:frame><text:line-break/></text:p>
      <text:p text:style-name="P4">Objects <text:span text:style-name="T1">have no internal structure but links to properties on the list.</text:span></text:p>
      <text:p text:style-name="P8">This makes it possible to create new objects at runtime. <text:span text:style-name="T2">The properties of an object can be close by in memory for faster loading into CPU cache.</text:span></text:p>
      <text:p text:style-name="P8"/>
      <text:p text:style-name="P5">Each function <text:span text:style-name="T3">and type </text:span>is assigned a unique number.</text:p>
      <text:p text:style-name="P9">This makes it unnecessary to store a string for each function <text:span text:style-name="T3">or type in data</text:span>. It also makes it easier to map between different names.</text:p>
      <text:p text:style-name="P9"/>
      <text:p text:style-name="P6">FunctionStorage is separated from DataStorage.</text:p>
      <text:p text:style-name="P10">This makes it possible to load and store data exactly as it is represented in memory.</text:p>
      <text:p text:style-name="P10"/>
      <text:p text:style-name="P7">StateMachine encodes all changes, including animation data.</text:p>
      <text:p text:style-name="P11">Animation is just a special case of a state machine where the condition depends on time <text:span text:style-name="T4">and there is only one possible next state. State machines can be circular, so it is possible to loop animation keyframes.</text:span></text:p>
      <text:p text:style-name="P18"><text:span text:style-name="T6"/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0T18:47:35.352329000</meta:creation-date>
    <dc:date>2014-01-12T23:57:58</dc:date>
    <meta:editing-duration>PT3H19M31S</meta:editing-duration>
    <meta:editing-cycles>51</meta:editing-cycles>
    <meta:generator>LibreOffice/3.6$Linux_X86_64 LibreOffice_project/360m1$Build-2</meta:generator>
    <meta:document-statistic meta:table-count="1" meta:image-count="0" meta:object-count="10" meta:page-count="1" meta:paragraph-count="29" meta:word-count="165" meta:character-count="963" meta:non-whitespace-character-count="806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text>FunctionStorage</mtext>
              <mo stretchy="false">=</mo>
              <mrow>
                <mo stretchy="false">[</mo>
                <mo stretchy="false">]</mo>
              </mrow>
            </mrow>
            <mo stretchy="false">∘</mo>
            <mrow>
              <mo stretchy="false">(</mo>
              <mrow>
                <msub>
                  <mo stretchy="false">ℕ</mo>
                  <mtext>fun</mtext>
                </msub>
                <mi>,</mi>
                <mrow>
                  <mrow>
                    <mtext>Function</mtext>
                    <mo stretchy="false">+</mo>
                    <mtext>String</mtext>
                  </mrow>
                  <mo stretchy="false">+</mo>
                  <mtext>Type</mtext>
                </mrow>
              </mrow>
              <mo stretchy="false">)</mo>
            </mrow>
          </mrow>
        </mtd>
      </mtr>
      <mtr>
        <mtd>
          <mrow>
            <mrow>
              <mtext>DataStorage</mtext>
              <mo stretchy="false">=</mo>
              <mrow>
                <mo stretchy="false">[</mo>
                <mo stretchy="false">]</mo>
              </mrow>
            </mrow>
            <mo stretchy="false">∘</mo>
            <mrow>
              <mo stretchy="false">(</mo>
              <mrow>
                <msub>
                  <mo stretchy="false">ℕ</mo>
                  <mtext>id</mtext>
                </msub>
                <mi>,</mi>
                <mrow>
                  <mrow>
                    <mrow>
                      <mrow>
                        <mrow>
                          <mtext>Property</mtext>
                          <mo stretchy="false">+</mo>
                          <mtext>FunctionExpr</mtext>
                        </mrow>
                        <mo stretchy="false">+</mo>
                        <mtext>Number</mtext>
                      </mrow>
                      <mo stretchy="false">+</mo>
                      <mtext>Object</mtext>
                    </mrow>
                    <mo stretchy="false">+</mo>
                    <mtext>String</mtext>
                  </mrow>
                  <mo stretchy="false">+</mo>
                  <mtext>Position</mtext>
                </mrow>
              </mrow>
              <mo stretchy="false">)</mo>
            </mrow>
          </mrow>
        </mtd>
      </mtr>
      <mtr>
        <mtd>
          <mrow>
            <mrow>
              <mtext>NameMap</mtext>
              <mo stretchy="false">=</mo>
              <mrow>
                <mo stretchy="false">[</mo>
                <mo stretchy="false">]</mo>
              </mrow>
            </mrow>
            <mo stretchy="false">∘</mo>
            <mrow>
              <mo stretchy="false">(</mo>
              <mrow>
                <msub>
                  <mi>S</mi>
                  <mtext>name</mtext>
                </msub>
                <mi>,</mi>
                <msub>
                  <mo stretchy="false">ℕ</mo>
                  <mtext>id</mtext>
                </msub>
              </mrow>
              <mo stretchy="false">)</mo>
            </mrow>
          </mrow>
        </mtd>
      </mtr>
      <mtr>
        <mtd>
          <mrow>
            <mrow>
              <mtext>Property</mtext>
              <mo stretchy="false">=</mo>
              <mrow>
                <mo stretchy="false">(</mo>
                <mrow>
                  <msub>
                    <mi>V</mi>
                    <mtext>init</mtext>
                  </msub>
                  <mi>,</mi>
                  <msub>
                    <mi>V</mi>
                    <mtext>oldProp</mtext>
                  </msub>
                  <mi>,</mi>
                  <msub>
                    <mi>V</mi>
                    <mtext>prop</mtext>
                  </msub>
                  <mi>,</mi>
                  <msub>
                    <mo stretchy="false">ℕ</mo>
                    <mtext>expr</mtext>
                  </msub>
                  <mi>,</mi>
                  <mrow>
                    <mo stretchy="false">[</mo>
                    <mo stretchy="false">]</mo>
                  </mrow>
                  <mo stretchy="false">∘</mo>
                  <msub>
                    <mo stretchy="false">ℕ</mo>
                    <mtext>deps</mtext>
                  </msub>
                </mrow>
                <mo stretchy="false">)</mo>
              </mrow>
            </mrow>
          </mrow>
        </mtd>
      </mtr>
      <mtr>
        <mtd>
          <mrow>
            <mrow>
              <mtext>Object</mtext>
              <mo stretchy="false">=</mo>
              <mrow>
                <mo stretchy="false">[</mo>
                <mo stretchy="false">]</mo>
              </mrow>
            </mrow>
            <mo stretchy="false">∘</mo>
            <mrow>
              <mo stretchy="false">(</mo>
              <mrow>
                <msub>
                  <mo stretchy="false">ℕ</mo>
                  <mtext>propId</mtext>
                </msub>
                <mi>,</mi>
                <msub>
                  <mo stretchy="false">ℕ</mo>
                  <mtext>propT</mtext>
                </msub>
                <mi>,</mi>
                <msub>
                  <mo stretchy="false">ℕ</mo>
                  <mtext>propN</mtext>
                </msub>
              </mrow>
              <mo stretchy="false">)</mo>
            </mrow>
          </mrow>
        </mtd>
      </mtr>
      <mtr>
        <mtd>
          <mrow>
            <mrow>
              <mtext>FunctionExpr</mtext>
              <mo stretchy="false">=</mo>
              <mrow>
                <mo stretchy="false">(</mo>
                <mrow>
                  <mrow>
                    <mrow>
                      <mrow>
                        <mo stretchy="false">(</mo>
                        <mrow>
                          <msub>
                            <mo stretchy="false">ℕ</mo>
                            <mtext>fun</mtext>
                          </msub>
                          <mi>,</mi>
                          <mrow>
                            <mo stretchy="false">[</mo>
                            <mo stretchy="false">]</mo>
                          </mrow>
                          <mo stretchy="false">∘</mo>
                          <msub>
                            <mo stretchy="false">ℕ</mo>
                            <mtext>id</mtext>
                          </msub>
                        </mrow>
                        <mo stretchy="false">)</mo>
                      </mrow>
                      <mo stretchy="false">+</mo>
                      <mrow>
                        <mo stretchy="false">(</mo>
                        <mrow>
                          <msub>
                            <mo stretchy="false">ℕ</mo>
                            <mtext>fun</mtext>
                          </msub>
                          <mi>,</mi>
                          <msub>
                            <mo stretchy="false">ℕ</mo>
                            <mtext>id</mtext>
                          </msub>
                          <mi>,</mi>
                          <msub>
                            <mo stretchy="false">ℕ</mo>
                            <mtext>id</mtext>
                          </msub>
                        </mrow>
                        <mo stretchy="false">)</mo>
                      </mrow>
                    </mrow>
                    <mo stretchy="false">+</mo>
                    <mrow>
                      <mo stretchy="false">(</mo>
                      <mrow>
                        <msub>
                          <mo stretchy="false">ℕ</mo>
                          <mtext>fun</mtext>
                        </msub>
                        <mi>,</mi>
                        <msub>
                          <mo stretchy="false">ℕ</mo>
                          <mtext>id</mtext>
                        </msub>
                      </mrow>
                      <mo stretchy="false">)</mo>
                    </mrow>
                  </mrow>
                </mrow>
                <mo stretchy="false">)</mo>
              </mrow>
            </mrow>
          </mrow>
        </mtd>
      </mtr>
      <mtr>
        <mtd>
          <mrow>
            <mrow>
              <mtext>Number</mtext>
              <mo stretchy="false">=</mo>
              <mo stretchy="false">ℝ</mo>
            </mrow>
          </mrow>
        </mtd>
      </mtr>
      <mtr>
        <mtd>
          <mrow>
            <mrow>
              <mtext>StateMachine</mtext>
              <mo stretchy="false">=</mo>
              <mrow>
                <mo stretchy="false">[</mo>
                <mo stretchy="false">]</mo>
              </mrow>
            </mrow>
            <mo stretchy="false">∘</mo>
            <mrow>
              <mo stretchy="false">(</mo>
              <mrow>
                <msub>
                  <mo stretchy="false">ℕ</mo>
                  <mtext>cond</mtext>
                </msub>
                <mi>,</mi>
                <mrow>
                  <mo stretchy="false">[</mo>
                  <mo stretchy="false">]</mo>
                </mrow>
                <mo stretchy="false">∘</mo>
                <mrow>
                  <mo stretchy="false">(</mo>
                  <mrow>
                    <msub>
                      <mo stretchy="false">ℕ</mo>
                      <mtext>propId</mtext>
                    </msub>
                    <mi>,</mi>
                    <msub>
                      <mo stretchy="false">ℕ</mo>
                      <mtext>newExpr</mtext>
                    </msub>
                    <mi>,</mi>
                    <msub>
                      <mo stretchy="false">ℕ</mo>
                      <mtext>newDeps</mtext>
                    </msub>
                  </mrow>
                  <mo stretchy="false">)</mo>
                </mrow>
                <mi>,</mi>
                <mrow>
                  <mo stretchy="false">[</mo>
                  <mo stretchy="false">]</mo>
                </mrow>
                <mo stretchy="false">∘</mo>
                <msub>
                  <mo stretchy="false">ℕ</mo>
                  <mtext>nextState</mtext>
                </msub>
              </mrow>
              <mo stretchy="false">)</mo>
            </mrow>
          </mrow>
        </mtd>
      </mtr>
      <mtr>
        <mtd>
          <mrow>
            <mrow>
              <mtext>State</mtext>
              <mo stretchy="false">=</mo>
              <mrow>
                <mo stretchy="false">(</mo>
                <mrow>
                  <msub>
                    <mo stretchy="false">ℕ</mo>
                    <mtext>objId</mtext>
                  </msub>
                  <mi>,</mi>
                  <msub>
                    <mo stretchy="false">ℕ</mo>
                    <mtext>state</mtext>
                  </msub>
                  <mi>,</mi>
                  <msub>
                    <mo stretchy="false">ℕ</mo>
                    <mtext>timeStart</mtext>
                  </msub>
                </mrow>
                <mo stretchy="false">)</mo>
              </mrow>
            </mrow>
          </mrow>
        </mtd>
      </mtr>
      <mtr>
        <mtd>
          <mrow>
            <mrow>
              <mtext>Function</mtext>
              <mo stretchy="false">=</mo>
              <mrow>
                <mo stretchy="false">(</mo>
                <mrow>
                  <msub>
                    <mi>S</mi>
                    <mtext>name</mtext>
                  </msub>
                  <mi>,</mi>
                  <msub>
                    <mi>F</mi>
                    <mtext>call</mtext>
                  </msub>
                  <mi>,</mi>
                  <msub>
                    <mo stretchy="false">ℕ</mo>
                    <mtext>retT</mtext>
                  </msub>
                  <mi>,</mi>
                  <mrow>
                    <mo stretchy="false">[</mo>
                    <mo stretchy="false">]</mo>
                  </mrow>
                  <mo stretchy="false">∘</mo>
                  <mrow>
                    <mo stretchy="false">(</mo>
                    <mrow>
                      <msub>
                        <mo stretchy="false">ℕ</mo>
                        <mtext>argN</mtext>
                      </msub>
                      <mi>,</mi>
                      <msub>
                        <mo stretchy="false">ℕ</mo>
                        <mtext>argT</mtext>
                      </msub>
                    </mrow>
                    <mo stretchy="false">)</mo>
                  </mrow>
                </mrow>
                <mo stretchy="false">)</mo>
              </mrow>
            </mrow>
          </mrow>
        </mtd>
      </mtr>
      <mtr>
        <mtd>
          <mrow>
            <mrow>
              <mtext>String</mtext>
              <mo stretchy="false">=</mo>
              <mi>S</mi>
            </mrow>
          </mrow>
        </mtd>
      </mtr>
      <mtr>
        <mtd>
          <mrow>
            <mrow>
              <mtext>Type</mtext>
              <mo stretchy="false">=</mo>
              <mrow>
                <mo stretchy="false">(</mo>
                <mrow>
                  <msub>
                    <mi>S</mi>
                    <mtext>name</mtext>
                  </msub>
                  <mi>,</mi>
                  <msub>
                    <mi>F</mi>
                    <mtext>constr</mtext>
                  </msub>
                  <mi>,</mi>
                  <msub>
                    <mi>F</mi>
                    <mtext>destr</mtext>
                  </msub>
                  <mi>,</mi>
                  <msub>
                    <mi>F</mi>
                    <mtext>read</mtext>
                  </msub>
                  <mi>,</mi>
                  <msub>
                    <mi>F</mi>
                    <mtext>write</mtext>
                  </msub>
                </mrow>
                <mo stretchy="false">)</mo>
              </mrow>
            </mrow>
          </mrow>
        </mtd>
      </mtr>
    </mtable>
    <annotation encoding="StarMath 5.0">"FunctionStorage" = [] circ (setN sub "fun" , "Function" + "String" + "Type") newline
"DataStorage" = [] circ (setN sub "id", "Property" + "FunctionExpr" + "Number" +  "Object" + "String" + "Position") newline
"NameMap" = [] circ (S sub "name", setN sub "id") newline
"Property" = (V sub "init" , V sub "oldProp", V sub "prop" , setN sub "expr" , [] circ setN sub "deps") newline
"Object" = [] circ (setN sub "propId", setN sub "propT" , setN sub "propN" ) newline
"FunctionExpr" = ((setN sub "fun" , [] circ setN sub "id") + (setN sub "fun", setN sub "id" , setN sub "id") + (setN sub "fun", setN sub "id")) newline
"Number" = setR newline
"StateMachine" = [] circ (setN sub "cond" , [] circ (setN sub "propId" , setN sub "newExpr" , setN sub "newDeps"), [] circ setN sub "nextState") newline
"State" = (setN sub "objId" , setN sub "state",  setN sub "timeStart") newline
"Function" = (S sub "name", F sub "call" , setN sub "retT" , [] circ (setN sub "argN" , setN sub "argT" )) newline
"String" = S newline
"Type" = (S sub "name" , F sub "constr", F sub "destr", F sub "read", F sub "write")</annotation>
  </semantics>
</math>
</file>

<file path=Object 10/content.xml><?xml version="1.0" encoding="utf-8"?>
<math xmlns="http://www.w3.org/1998/Math/MathML">
  <semantics>
    <mrow>
      <msub>
        <mo stretchy="false">ℕ</mo>
        <mtext>obj</mtext>
      </msub>
    </mrow>
    <annotation encoding="StarMath 5.0">setN sub "obj"</annotation>
  </semantics>
</math>
</file>

<file path=Object 11/content.xml><?xml version="1.0" encoding="utf-8"?>
<math xmlns="http://www.w3.org/1998/Math/MathML">
  <semantics>
    <mrow>
      <mi>T</mi>
    </mrow>
    <annotation encoding="StarMath 5.0">T</annotation>
  </semantics>
</math>
</file>

<file path=Object 12/content.xml><?xml version="1.0" encoding="utf-8"?>
<math xmlns="http://www.w3.org/1998/Math/MathML">
  <semantics>
    <mrow>
      <msub>
        <mi>T</mi>
        <mtext>prop</mtext>
      </msub>
    </mrow>
    <annotation encoding="StarMath 5.0">T sub "prop"</annotation>
  </semantics>
</math>
</file>

<file path=Object 3/content.xml><?xml version="1.0" encoding="utf-8"?>
<math xmlns="http://www.w3.org/1998/Math/MathML">
  <semantics>
    <mrow>
      <mi>F</mi>
    </mrow>
    <annotation encoding="StarMath 5.0">F</annotation>
  </semantics>
</math>
</file>

<file path=Object 5/content.xml><?xml version="1.0" encoding="utf-8"?>
<math xmlns="http://www.w3.org/1998/Math/MathML">
  <semantics>
    <mrow>
      <mi>V</mi>
    </mrow>
    <annotation encoding="StarMath 5.0">V</annotation>
  </semantics>
</math>
</file>

<file path=Object 6/content.xml><?xml version="1.0" encoding="utf-8"?>
<math xmlns="http://www.w3.org/1998/Math/MathML">
  <semantics>
    <mrow>
      <msub>
        <mi>V</mi>
        <mtext>prop</mtext>
      </msub>
    </mrow>
    <annotation encoding="StarMath 5.0">V sub "prop"</annotation>
  </semantics>
</math>
</file>

<file path=Object 7/content.xml><?xml version="1.0" encoding="utf-8"?>
<math xmlns="http://www.w3.org/1998/Math/MathML">
  <semantics>
    <mrow>
      <mi>S</mi>
    </mrow>
    <annotation encoding="StarMath 5.0">S</annotation>
  </semantics>
</math>
</file>

<file path=Object 8/content.xml><?xml version="1.0" encoding="utf-8"?>
<math xmlns="http://www.w3.org/1998/Math/MathML">
  <semantics>
    <mrow>
      <msub>
        <mi>S</mi>
        <mtext>obj</mtext>
      </msub>
    </mrow>
    <annotation encoding="StarMath 5.0">S sub "obj"</annotation>
  </semantics>
</math>
</file>

<file path=Object 9/content.xml><?xml version="1.0" encoding="utf-8"?>
<math xmlns="http://www.w3.org/1998/Math/MathML">
  <semantics>
    <mrow>
      <mo stretchy="false">ℕ</mo>
    </mrow>
    <annotation encoding="StarMath 5.0">setN</annotation>
  </semantics>
</math>
</file>